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074cm" svg:height="1.098cm" svg:x="4.614cm" svg:y="15.106cm">
          <text:p text:style-name="P1">labe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2.074cm" svg:height="1.098cm" svg:x="1.587cm" svg:y="15.106cm">
          <text:p text:style-name="P1">edi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2.562cm" svg:height="1.098cm" svg:x="22.96cm" svg:y="15.106cm">
          <text:p text:style-name="P1">butto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2.074cm" svg:height="1.098cm" svg:x="14.292cm" svg:y="15.106cm">
          <text:p text:style-name="P1">label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2.074cm" svg:height="1.098cm" svg:x="17.053cm" svg:y="15.106cm">
          <text:p text:style-name="P1">radio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2.074cm" svg:height="1.098cm" svg:x="19.659cm" svg:y="15.106cm">
          <text:p text:style-name="P1">radio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2.4cm" svg:height="1.098cm" svg:x="25.766cm" svg:y="15.106cm">
          <text:p text:style-name="P1">butt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2.074cm" svg:height="1.098cm" svg:x="10.786cm" svg:y="15.106cm">
          <text:p text:style-name="P1">edi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074cm" svg:height="1.098cm" svg:x="7.862cm" svg:y="15.106cm">
          <text:p text:style-name="P1">labe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782cm" svg:height="1.098cm" svg:x="10.894cm" svg:y="5.758cm">
          <draw:glue-point draw:id="4" svg:x="-2.292cm" svg:y="5cm"/>
          <draw:glue-point draw:id="5" svg:x="2.223cm" svg:y="5cm"/>
          <text:p text:style-name="P1">tablelay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4.129cm" svg:y1="12cm" svg:x2="11.919cm" svg:y2="6.856cm" draw:start-shape="id1" draw:start-glue-point="0" draw:end-shape="id2" draw:end-glue-point="4" svg:d="m4129 12000v-501l7790-4141v-502" svg:viewBox="0 0 7791 5145">
          <text:p/>
        </draw:connector>
        <draw:connector draw:style-name="gr2" draw:text-style-name="P1" draw:layer="layout" draw:type="lines" svg:x1="13.625cm" svg:y1="6.856cm" svg:x2="17.768cm" svg:y2="9.308cm" draw:start-shape="id2" draw:start-glue-point="5" draw:end-shape="id3" draw:end-glue-point="0" svg:d="m13625 6856v502l4143 1449v501" svg:viewBox="0 0 4144 2453">
          <text:p/>
        </draw:connector>
        <draw:connector draw:style-name="gr2" draw:text-style-name="P1" draw:layer="layout" draw:type="lines" svg:x1="3.197cm" svg:y1="12.985cm" svg:x2="2.624cm" svg:y2="15.106cm" draw:start-shape="id1" draw:start-glue-point="4" draw:end-shape="id4" draw:end-glue-point="0" svg:d="m3197 12985v615l-573 1005v501" svg:viewBox="0 0 574 2122">
          <text:p/>
        </draw:connector>
        <draw:connector draw:style-name="gr2" draw:text-style-name="P1" draw:layer="layout" draw:type="lines" svg:x1="5.147cm" svg:y1="12.985cm" svg:x2="5.651cm" svg:y2="15.106cm" draw:start-shape="id1" draw:start-glue-point="5" draw:end-shape="id5" draw:end-glue-point="0" svg:d="m5147 12985v615l504 1005v501" svg:viewBox="0 0 505 2122">
          <text:p/>
        </draw:connector>
        <draw:connector draw:style-name="gr2" draw:text-style-name="P1" draw:layer="layout" draw:type="lines" svg:x1="9.419cm" svg:y1="13.098cm" svg:x2="8.899cm" svg:y2="15.106cm" draw:start-shape="id6" draw:start-glue-point="4" draw:end-shape="id7" draw:end-glue-point="0" svg:d="m9419 13098v502l-520 1005v501" svg:viewBox="0 0 521 2009">
          <text:p/>
        </draw:connector>
        <draw:connector draw:style-name="gr2" draw:text-style-name="P1" draw:layer="layout" draw:type="lines" svg:x1="11.247cm" svg:y1="13.098cm" svg:x2="11.823cm" svg:y2="15.106cm" draw:start-shape="id6" draw:start-glue-point="5" draw:end-shape="id8" draw:end-glue-point="0" svg:d="m11247 13098v502l576 1005v501" svg:viewBox="0 0 577 2009">
          <text:p/>
        </draw:connector>
        <draw:connector draw:style-name="gr2" draw:text-style-name="P1" draw:layer="layout" draw:type="lines" svg:x1="17.029cm" svg:y1="10.406cm" svg:x2="15.329cm" svg:y2="15.106cm" draw:start-shape="id3" draw:start-glue-point="4" draw:end-shape="id9" draw:end-glue-point="0" svg:d="m17029 10406v502l-1700 3697v501" svg:viewBox="0 0 1701 4701">
          <text:p/>
        </draw:connector>
        <draw:connector draw:style-name="gr2" draw:text-style-name="P1" draw:layer="layout" draw:type="lines" svg:x1="18.857cm" svg:y1="10.406cm" svg:x2="19.232cm" svg:y2="12cm" draw:start-shape="id3" draw:start-glue-point="5" draw:end-shape="id10" svg:d="m18857 10406v502l375 591v501" svg:viewBox="0 0 376 1595">
          <text:p/>
        </draw:connector>
        <draw:connector draw:style-name="gr2" draw:text-style-name="P1" draw:layer="layout" draw:type="lines" svg:x1="18.491cm" svg:y1="13.006cm" svg:x2="18.09cm" svg:y2="15.106cm" draw:start-shape="id10" draw:start-glue-point="4" draw:end-shape="id11" draw:end-glue-point="0" svg:d="m18491 13006v594l-401 1005v501" svg:viewBox="0 0 402 2101">
          <text:p/>
        </draw:connector>
        <draw:connector draw:style-name="gr2" draw:text-style-name="P1" draw:layer="layout" draw:type="lines" svg:x1="20.319cm" svg:y1="13.098cm" svg:x2="20.696cm" svg:y2="15.106cm" draw:start-shape="id10" draw:start-glue-point="5" draw:end-shape="id12" draw:end-glue-point="0" svg:d="m20319 13098v502l377 1005v501" svg:viewBox="0 0 378 2009">
          <text:p/>
        </draw:connector>
        <draw:connector draw:style-name="gr2" draw:text-style-name="P1" draw:layer="layout" draw:type="lines" svg:x1="24.463cm" svg:y1="13.006cm" svg:x2="24.241cm" svg:y2="15.106cm" draw:start-shape="id13" draw:start-glue-point="4" draw:end-shape="id14" draw:end-glue-point="0" svg:d="m24463 13006v594l-222 1005v501" svg:viewBox="0 0 223 2101">
          <text:p/>
        </draw:connector>
        <draw:connector draw:style-name="gr2" draw:text-style-name="P1" draw:layer="layout" draw:type="lines" svg:x1="26.729cm" svg:y1="13.098cm" svg:x2="26.966cm" svg:y2="15.106cm" draw:start-shape="id13" draw:start-glue-point="5" draw:end-shape="id15" draw:end-glue-point="0" svg:d="m26729 13098v502l237 1005v501" svg:viewBox="0 0 238 2009">
          <text:p/>
        </draw:connector>
        <draw:connector draw:style-name="gr2" draw:text-style-name="P1" draw:layer="layout" draw:type="lines" svg:x1="16.811cm" svg:y1="2.829cm" svg:x2="12.785cm" svg:y2="5.758cm" draw:start-shape="id16" draw:start-glue-point="4" draw:end-shape="id2" draw:end-glue-point="0" svg:d="m16811 2829v561l-4026 1867v501" svg:viewBox="0 0 4027 2930">
          <text:p/>
        </draw:connector>
        <draw:connector draw:style-name="gr2" draw:text-style-name="P1" draw:layer="layout" draw:type="lines" svg:x1="19.12cm" svg:y1="2.829cm" svg:x2="25.444cm" svg:y2="12cm" draw:start-shape="id16" draw:start-glue-point="5" draw:end-shape="id13" draw:end-glue-point="0" svg:d="m19120 2829v561l6324 8109v501" svg:viewBox="0 0 6325 9172">
          <text:p/>
        </draw:connector>
        <draw:connector draw:style-name="gr2" draw:text-style-name="P1" draw:layer="layout" draw:type="lines" svg:x1="12.785cm" svg:y1="6.856cm" svg:x2="10.285cm" svg:y2="12cm" draw:start-shape="id2" draw:start-glue-point="2" draw:end-shape="id6" draw:end-glue-point="0" svg:d="m12785 6856v502l-2500 4141v501" svg:viewBox="0 0 2501 5145">
          <text:p/>
        </draw:connector>
        <draw:custom-shape draw:style-name="gr1" draw:text-style-name="P1" xml:id="id1" draw:id="id1" draw:layer="layout" svg:width="3.782cm" svg:height="1.098cm" svg:x="2.238cm" svg:y="12cm">
          <draw:glue-point draw:id="4" svg:x="-2.466cm" svg:y="3.979cm"/>
          <draw:glue-point draw:id="5" svg:x="2.694cm" svg:y="3.979cm"/>
          <text:p text:style-name="P1">row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782cm" svg:height="1.098cm" svg:x="8.394cm" svg:y="12cm">
          <draw:glue-point draw:id="4" svg:x="-2.292cm" svg:y="5.018cm"/>
          <draw:glue-point draw:id="5" svg:x="2.546cm" svg:y="5.018cm"/>
          <text:p text:style-name="P1">row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3.782cm" svg:height="1.098cm" svg:x="17.341cm" svg:y="12cm">
          <draw:glue-point draw:id="4" svg:x="-1.961cm" svg:y="4.171cm"/>
          <draw:glue-point draw:id="5" svg:x="2.876cm" svg:y="5.018cm"/>
          <text:p text:style-name="P1">radiogrou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782cm" svg:height="1.098cm" svg:x="15.877cm" svg:y="9.308cm">
          <draw:glue-point draw:id="4" svg:x="-1.956cm" svg:y="5.018cm"/>
          <draw:glue-point draw:id="5" svg:x="2.882cm" svg:y="5.018cm"/>
          <text:p text:style-name="P1">row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4.392cm" svg:height="1.098cm" svg:x="23.248cm" svg:y="12cm">
          <draw:glue-point draw:id="4" svg:x="-2.234cm" svg:y="4.171cm"/>
          <draw:glue-point draw:id="5" svg:x="2.927cm" svg:y="5.018cm"/>
          <text:p text:style-name="P1">linearlayou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4.476cm" svg:height="1.098cm" svg:x="15.556cm" svg:y="1.79cm">
          <draw:glue-point draw:id="4" svg:x="-2.197cm" svg:y="4.471cm"/>
          <draw:glue-point draw:id="5" svg:x="2.964cm" svg:y="4.471cm"/>
          <text:p text:style-name="P1">linearlayou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os </meta:initial-creator>
    <meta:creation-date>2013-02-20T17:28:42</meta:creation-date>
    <dc:date>2013-02-21T08:27:30</dc:date>
    <dc:creator>doros </dc:creator>
    <meta:editing-duration>PT38M30S</meta:editing-duration>
    <meta:editing-cycles>8</meta:editing-cycles>
    <meta:generator>LibreOffice/3.5$Linux_x86 LibreOffice_project/350m1$Build-2</meta:generator>
    <meta:document-statistic meta:object-count="31"/>
  </office:meta>
</office:document-meta>
</file>